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D0000013D093095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55cm" table:align="margins"/>
    </style:style>
    <style:style style:name="Table1.A" style:family="table-column">
      <style:table-column-properties style:column-width="3.13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ext_20_body">
      <style:text-properties fo:font-size="12pt" style:font-size-asian="10.5pt" style:font-size-complex="12pt"/>
    </style:style>
    <style:style style:name="P10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5.655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size="12pt" style:font-size-asian="10.5pt" style:font-size-complex="12pt"/>
    </style:style>
    <style:style style:name="P15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16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title>Gerbers</text:title>, <text:subject>board-ID</text:subject></text:p>
      <text:p text:style-name="P4"/>
      <text:p text:style-name="P4"/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Revisión</text:p>
          </table:table-cell>
          <table:table-cell table:style-name="Table1.A1" office:value-type="string">
            <text:p text:style-name="P6">Preparó</text:p>
          </table:table-cell>
          <table:table-cell table:style-name="Table1.A1" office:value-type="string">
            <text:p text:style-name="P6">Revisó</text:p>
          </table:table-cell>
          <table:table-cell table:style-name="Table1.A1" office:value-type="string">
            <text:p text:style-name="P6">Revisó</text:p>
          </table:table-cell>
          <table:table-cell table:style-name="Table1.E1" office:value-type="string">
            <text:p text:style-name="P6">Notas</text:p>
          </table:table-cell>
        </table:table-row>
        <table:table-row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">Table of Contents</text:p>
          </text:index-title>
          <text:p text:style-name="P13">1 Objeto<text:tab/>3</text:p>
          <text:p text:style-name="P13">2 Responsabilidad<text:tab/>3</text:p>
          <text:p text:style-name="P13">3 Herramientas utilizadas<text:tab/>3</text:p>
          <text:p text:style-name="P13">4 Especificaciones:<text:tab/>3</text:p>
          <text:p text:style-name="P13">5 Gerbers<text:tab/>3</text:p>
        </text:index-body>
      </text:table-of-content>
      <text:p text:style-name="P4"/>
      <text:h text:style-name="P15" text:outline-level="1">Objeto</text:h>
      <text:p text:style-name="Text_20_body"><text:span text:style-name="T4">Este documento tiene como finalidad presentar toda la información relacionada a los archivos de fabricación de la placa </text:span><text:span text:style-name="T4"><text:subject>board-ID</text:subject></text:span><text:span text:style-name="T4">.</text:span></text:p>
      <text:h text:style-name="P14" text:outline-level="1">Responsabilidad</text:h>
      <text:p text:style-name="P9">Es responsible<text:tab/>del conocimiento de este documento toda persona que fabrique o <text:s/>modifique la placa <text:subject>board-ID</text:subject>.</text:p>
      <text:h text:style-name="P14" text:outline-level="1">Herramientas utilizadas</text:h>
      <text:p text:style-name="Text_20_body"><text:span text:style-name="T5">CAD:<text:tab/><text:tab/></text:span><text:span text:style-name="T6">K</text:span><text:span text:style-name="T4">icad.</text:span></text:p>
      <text:p text:style-name="P11"><text:span text:style-name="T4">3D:</text:span><text:span text:style-name="T6"><text:tab/><text:tab/>Kicad</text:span></text:p>
      <text:p text:style-name="P11"><text:span text:style-name="T4">Case:</text:span><text:span text:style-name="T6"><text:tab/><text:tab/>TBD</text:span></text:p>
      <text:h text:style-name="P14" text:outline-level="1">Especificaciones:</text:h>
      <text:p text:style-name="P11"><text:span text:style-name="T4">Layers:<text:tab/></text:span><text:span text:style-name="T6">#</text:span></text:p>
      <text:p text:style-name="P11"><text:span text:style-name="T4">Dimensions:<text:tab/>#</text:span><text:span text:style-name="T6"> x #</text:span></text:p>
      <text:p text:style-name="P10">Material:<text:tab/><text:span text:style-name="T7">FR4</text:span></text:p>
      <text:p text:style-name="P10">Finish:<text:tab/></text:p>
      <text:p text:style-name="P10">Soldermask:<text:tab/><text:span text:style-name="T7">Red (prototipo)</text:span></text:p>
      <text:p text:style-name="P10">Copper:<text:tab/><text:span text:style-name="T7"># Oz</text:span></text:p>
      <text:p text:style-name="P10">Stencil:<text:tab/></text:p>
      <text:p text:style-name="P10">Standard:<text:span text:style-name="T7"><text:tab/></text:span></text:p>
      <text:h text:style-name="P14" text:outline-level="1">Gerbers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65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22pt" style:font-size-asian="22pt" style:font-size-complex="22pt"/>
    </style:style>
    <style:style style:name="M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1.543cm" fo:margin-left="3.087cm" fo:margin-right="2.8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77cm" fo:margin-left="0cm" fo:margin-right="0cm" fo:margin-top="0.499cm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5.951cm" svg:y="0.042cm" svg:width="1.101cm" svg:height="0.87cm" draw:z-index="5"><draw:image xlink:href="Pictures/100000000000013D0000013D09309579.png" xlink:type="simple" xlink:show="embed" xlink:actuate="onLoad"/></draw:frame><draw:rect text:anchor-type="paragraph" draw:z-index="2" draw:style-name="Mgr1" draw:text-style-name="MP2" svg:width="15.985cm" svg:height="2.096cm" svg:x="-0.15cm" svg:y="-0.231cm"><text:p/></draw:rect><text:span text:style-name="MT1">Mrk Industries </text:span><text:tab/><text:tab/><text:span text:style-name="MT2"><text:tab/></text:span><text:span text:style-name="MT3"><text:date style:data-style-name="N81" text:date-value="2011-12-02T19:01:39" text:fixed="true">2. December 2011</text:date></text:span></text:p>
        <text:p text:style-name="MP3"><text:title>Gerbers</text:title> - <text:subject>board-ID</text:subject></text:p>
      </style:header>
      <style:footer>
        <text:p text:style-name="MP4">File name: <text:file-name text:display="name-and-extension">3_HW_GERBERS_XX.odt</text:file-name><text:tab/><text:tab/>Page <text:page-number text:select-page="current">3</text:page-number> of 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9:01:42</meta:creation-date>
    <meta:editing-duration>PT4H34M30S</meta:editing-duration>
    <meta:editing-cycles>20</meta:editing-cycles>
    <meta:generator>LibreOffice/3.4$Linux LibreOffice_project/340m1$Build-402</meta:generator>
    <meta:initial-creator>Marcos Ariel Chaparro</meta:initial-creator>
    <dc:subject>board-ID</dc:subject>
    <dc:title>Gerbers</dc:title>
    <dc:date>2011-12-03T19:43:21</dc:date>
    <dc:creator>Marcos Ariel Chaparro</dc:creator>
    <meta:document-statistic meta:table-count="1" meta:image-count="1" meta:object-count="0" meta:page-count="3" meta:paragraph-count="34" meta:word-count="111" meta:character-count="693" meta:non-whitespace-character-count="609"/>
  </office:meta>
</office:document-meta>
</file>